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">
      <style:table-properties fo:margin-left="1in" fo:margin-right="2in"/>
    </style:style>
    <style:style style:name="T2" style:family="table">
      <style:table-properties fo:margin-left="2in" fo:margin-right="1in"/>
    </style:style>
    <style:style style:name="T3" style:family="table">
      <style:table-properties fo:margin-left="2in" fo:margin-right="2in"/>
    </style:style>
  </office:automatic-styles>
  <office:body>
    <office:text>
      <text:p>this is an example of table with the left margin of 1 inch and right margin of 2 inch.</text:p>
      <table:table table:name="Table1" table:style-name="T1">
        <table:table-column table:number-columns-repeated="3"/>
        <table:table-row table:number-rows-repeated="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the left margin of 2 inch and right margin of 1 inch.</text:p>
      <table:table table:name="Table2" table:style-name="T2">
        <table:table-column table:number-columns-repeated="3"/>
        <table:table-row table:number-rows-repeated="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the left margin of 2 inch and right margin of 2 inch.</text:p>
      <table:table table:name="Table3" table:style-name="T3">
        <table:table-column table:number-columns-repeated="3"/>
        <table:table-row table:number-rows-repeated="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